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Bookman Old Style"/>
    </style:style>
    <style:style style:name="P2" style:family="paragraph" style:parent-style-name="Text_20_body">
      <style:paragraph-properties fo:text-align="justify" style:justify-single-word="false"/>
      <style:text-properties style:font-name="Bookman Old Style" officeooo:rsid="001bf3f9" officeooo:paragraph-rsid="001bf3f9"/>
    </style:style>
    <style:style style:name="P3" style:family="paragraph" style:parent-style-name="Text_20_body">
      <style:paragraph-properties fo:text-align="justify" style:justify-single-word="false"/>
      <style:text-properties style:font-name="Bookman Old Style" officeooo:rsid="001d91b6" officeooo:paragraph-rsid="001d91b6"/>
    </style:style>
    <style:style style:name="P4" style:family="paragraph" style:parent-style-name="Text_20_body">
      <style:paragraph-properties fo:text-align="justify" style:justify-single-word="false"/>
      <style:text-properties style:font-name="Bookman Old Style" officeooo:rsid="001e0f4e" officeooo:paragraph-rsid="001e0f4e"/>
    </style:style>
    <style:style style:name="P5" style:family="paragraph" style:parent-style-name="Text_20_body">
      <style:paragraph-properties fo:text-align="justify" style:justify-single-word="false"/>
      <style:text-properties style:font-name="Bookman Old Style" officeooo:rsid="001da353" officeooo:paragraph-rsid="001da353"/>
    </style:style>
    <style:style style:name="P6" style:family="paragraph" style:parent-style-name="Text_20_body">
      <style:paragraph-properties fo:text-align="start" style:justify-single-word="false"/>
      <style:text-properties style:font-name="Bookman Old Style" officeooo:rsid="001fb298" officeooo:paragraph-rsid="001fb298"/>
    </style:style>
    <style:style style:name="P7" style:family="paragraph" style:parent-style-name="Text_20_body">
      <style:paragraph-properties fo:text-align="start" style:justify-single-word="false"/>
      <style:text-properties style:font-name="Bookman Old Style" officeooo:rsid="001fb298" officeooo:paragraph-rsid="002170e1"/>
    </style:style>
    <style:style style:name="P8" style:family="paragraph" style:parent-style-name="Text_20_body">
      <style:paragraph-properties fo:text-align="start" style:justify-single-word="false"/>
      <style:text-properties style:font-name="Bookman Old Style" officeooo:rsid="0020954d" officeooo:paragraph-rsid="002170e1"/>
    </style:style>
    <style:style style:name="P9" style:family="paragraph" style:parent-style-name="Text_20_body">
      <style:paragraph-properties fo:text-align="start" style:justify-single-word="false"/>
      <style:text-properties style:font-name="Bookman Old Style" officeooo:rsid="0021401e" officeooo:paragraph-rsid="0021401e"/>
    </style:style>
    <style:style style:name="P10" style:family="paragraph" style:parent-style-name="Text_20_body" style:list-style-name="L1">
      <style:paragraph-properties fo:text-align="start" style:justify-single-word="false"/>
      <style:text-properties style:font-name="Bookman Old Style" officeooo:rsid="0021401e" officeooo:paragraph-rsid="0021401e"/>
    </style:style>
    <style:style style:name="P11" style:family="paragraph" style:parent-style-name="Text_20_body">
      <style:paragraph-properties fo:text-align="start" style:justify-single-word="false"/>
      <style:text-properties style:font-name="Bookman Old Style" officeooo:rsid="001fb298" officeooo:paragraph-rsid="0020954d"/>
    </style:style>
    <style:style style:name="P12" style:family="paragraph" style:parent-style-name="Text_20_body" style:list-style-name="L2">
      <style:paragraph-properties fo:text-align="start" style:justify-single-word="false"/>
      <style:text-properties style:font-name="Bookman Old Style" officeooo:rsid="0020954d" officeooo:paragraph-rsid="0020954d"/>
    </style:style>
    <style:style style:name="P13" style:family="paragraph" style:parent-style-name="Text_20_body" style:list-style-name="L2">
      <style:paragraph-properties fo:text-align="start" style:justify-single-word="false"/>
      <style:text-properties officeooo:paragraph-rsid="0020954d"/>
    </style:style>
    <style:style style:name="P14" style:family="paragraph" style:parent-style-name="Text_20_body" style:list-style-name="L3">
      <style:paragraph-properties fo:text-align="start" style:justify-single-word="false"/>
      <style:text-properties style:font-name="Bookman Old Style" officeooo:rsid="0021401e" officeooo:paragraph-rsid="0021401e"/>
    </style:style>
    <style:style style:name="P15" style:family="paragraph" style:parent-style-name="Text_20_body">
      <style:paragraph-properties fo:text-align="start" style:justify-single-word="false"/>
      <style:text-properties style:font-name="Bookman Old Style" officeooo:rsid="0020954d" officeooo:paragraph-rsid="0020954d"/>
    </style:style>
    <style:style style:name="P16" style:family="paragraph" style:parent-style-name="Text_20_body" style:list-style-name="L4">
      <style:paragraph-properties fo:text-align="start" style:justify-single-word="false"/>
      <style:text-properties style:font-name="Bookman Old Style" officeooo:rsid="001fb298" officeooo:paragraph-rsid="0020954d"/>
    </style:style>
    <style:style style:name="P17" style:family="paragraph" style:parent-style-name="Text_20_body">
      <style:paragraph-properties fo:text-align="start" style:justify-single-word="false"/>
      <style:text-properties style:font-name="Bookman Old Style" officeooo:rsid="002170e1" officeooo:paragraph-rsid="002170e1"/>
    </style:style>
    <style:style style:name="P18" style:family="paragraph" style:parent-style-name="Text_20_body" style:list-style-name="L5">
      <style:paragraph-properties fo:text-align="start" style:justify-single-word="false"/>
      <style:text-properties officeooo:paragraph-rsid="002170e1"/>
    </style:style>
    <style:style style:name="P19" style:family="paragraph" style:parent-style-name="Text_20_body" style:list-style-name="L6">
      <style:paragraph-properties fo:text-align="start" style:justify-single-word="false"/>
      <style:text-properties style:font-name="Bookman Old Style" officeooo:rsid="002170e1" officeooo:paragraph-rsid="002170e1"/>
    </style:style>
    <style:style style:name="P20" style:family="paragraph" style:parent-style-name="Text_20_body" style:list-style-name="L7">
      <style:paragraph-properties fo:text-align="start" style:justify-single-word="false"/>
      <style:text-properties style:font-name="Bookman Old Style" officeooo:rsid="002170e1" officeooo:paragraph-rsid="002170e1"/>
    </style:style>
    <style:style style:name="P21" style:family="paragraph" style:parent-style-name="Text_20_body" style:list-style-name="L8">
      <style:paragraph-properties fo:text-align="start" style:justify-single-word="false"/>
      <style:text-properties style:font-name="Bookman Old Style" officeooo:rsid="0020954d" officeooo:paragraph-rsid="0020954d"/>
    </style:style>
    <style:style style:name="P22" style:family="paragraph" style:parent-style-name="Text_20_body" style:list-style-name="L8">
      <style:paragraph-properties fo:text-align="start" style:justify-single-word="false"/>
      <style:text-properties style:font-name="Bookman Old Style" officeooo:rsid="0021401e" officeooo:paragraph-rsid="0021401e"/>
    </style:style>
    <style:style style:name="P23" style:family="paragraph" style:parent-style-name="Text_20_body">
      <style:paragraph-properties fo:text-align="start" style:justify-single-word="false"/>
      <style:text-properties style:font-name="Bookman Old Style" officeooo:rsid="001fb298" officeooo:paragraph-rsid="0021401e"/>
    </style:style>
    <style:style style:name="P24" style:family="paragraph" style:parent-style-name="Text_20_body" style:list-style-name="L9">
      <style:paragraph-properties fo:text-align="start" style:justify-single-word="false"/>
      <style:text-properties officeooo:paragraph-rsid="0021401e"/>
    </style:style>
    <style:style style:name="P25" style:family="paragraph" style:parent-style-name="Text_20_body" style:list-style-name="L10">
      <style:paragraph-properties fo:text-align="start" style:justify-single-word="false"/>
      <style:text-properties style:font-name="Bookman Old Style" officeooo:rsid="0021401e" officeooo:paragraph-rsid="0021401e"/>
    </style:style>
    <style:style style:name="P26" style:family="paragraph" style:parent-style-name="Text_20_body" style:list-style-name="L10">
      <style:paragraph-properties fo:text-align="start" style:justify-single-word="false"/>
      <style:text-properties style:font-name="Bookman Old Style" officeooo:rsid="0020954d" officeooo:paragraph-rsid="0021401e"/>
    </style:style>
    <style:style style:name="T1" style:family="text">
      <style:text-properties fo:font-weight="bold" style:font-weight-asian="bold" style:font-weight-complex="bold"/>
    </style:style>
    <style:style style:name="T2" style:family="text">
      <style:text-properties officeooo:rsid="001d91b6"/>
    </style:style>
    <style:style style:name="T3" style:family="text">
      <style:text-properties officeooo:rsid="001da353"/>
    </style:style>
    <style:style style:name="T4" style:family="text">
      <style:text-properties officeooo:rsid="001e2180"/>
    </style:style>
    <style:style style:name="T5" style:family="text">
      <style:text-properties officeooo:rsid="001e0f4e"/>
    </style:style>
    <style:style style:name="T6" style:family="text">
      <style:text-properties officeooo:rsid="0020954d"/>
    </style:style>
    <style:style style:name="T7" style:family="text">
      <style:text-properties officeooo:rsid="002170e1"/>
    </style:style>
    <style:style style:name="T8" style:family="text">
      <style:text-properties officeooo:rsid="0021401e"/>
    </style:style>
    <style:style style:name="T9" style:family="text">
      <style:text-properties fo:font-weight="bold" officeooo:rsid="002170e1" style:font-weight-asian="bold" style:font-weight-complex="bold"/>
    </style:style>
    <style:style style:name="T10" style:family="text">
      <style:text-properties style:font-name="Bookman Old Style" officeooo:rsid="0020954d"/>
    </style:style>
    <style:style style:name="T11" style:family="text">
      <style:text-properties style:font-name="Bookman Old Style" officeooo:rsid="001fb298"/>
    </style:style>
    <style:style style:name="T12" style:family="text">
      <style:text-properties style:font-name="Bookman Old Style" officeooo:rsid="0021401e"/>
    </style:style>
    <style:style style:name="T13" style:family="text">
      <style:text-properties officeooo:rsid="0021fbf6"/>
    </style:style>
    <style:style style:name="T14" style:family="text">
      <style:text-properties style:font-name="Bookman Old Style" officeooo:rsid="002170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rning Kitchen</text:p>
      <text:p text:style-name="P2"/>
      <text:p text:style-name="P2"><text:span text:style-name="T1">Theme</text:span>: Cooking</text:p>
      <text:p text:style-name="P2"><text:span text:style-name="T1">Limitation</text:span>: Time is the enemy</text:p>
      <text:p text:style-name="P2"/>
      <text:p text:style-name="P2"><text:span text:style-name="T1">Idea</text:span>: You are a cook in the apocalypse. You were bitten some time ago. Fortunately there is a medicine that stops the turning process, albeit it works only for some time and needs to be administered continuously. Unfortunately, it’s not so easy to come by. Because of that, you ended up in the “Turning Kitchen”. It’s named that because all of the cooks that ever worked here were infected with the virus. People running this place use this fact as a motivation for their workers. They administer the medicine only if and when all the assigned work is finished.</text:p>
      <text:p text:style-name="P2">To avoid any <text:span text:style-name="T2">possible </text:span>contamination caused by the infected cooks, they are forced to wear specially designed <text:span text:style-name="T2">hazmat</text:span> suits. <text:span text:style-name="T2">Unfortunately they make it much harder to work in, which doesn’t combine well with the progressing zombie infection.</text:span></text:p>
      <text:p text:style-name="P2"/>
      <text:p text:style-name="P3"><text:span text:style-name="T1">Gameplay</text:span>: <text:span text:style-name="T3">Player gets a list of food items they are supposed to create, alongside the lists of ingredients. They can see them again anytime. After getting familiar with the goal, player has to go and retrieve correct ingredients. Those are then put in the correct utensil, like an oven, pan or mixer. After that they are to be put together in order to get the dish needed. During the whole process, the timer is ticking down. There are two phases to it: first and the longest is the safe phase. During that they are in perfect condition and can move freely. When it runs out, the turning phase starts. Player has difficulty added to their movement (changing key bindings, slowed down, that sort of thing) which signifies them loosing control of themselves. After this timer runs out and player hasn’t finished cooking, there is an animation played of the player turning into zombie and then being terminated.</text:span></text:p>
      <text:p text:style-name="P3"/>
      <text:p text:style-name="P4"><text:span text:style-name="T1">Inspirations</text:span>: <text:span text:style-name="T4">Overcooked, Awaria</text:span></text:p>
      <text:p text:style-name="P3"/>
      <text:p text:style-name="P5"><text:span text:style-name="T1">Art</text:span>: Pixel Art <text:span text:style-name="T5">(Aseprite), Top-Down</text:span></text:p>
      <text:p text:style-name="P4"><text:span text:style-name="T1">Sounds</text:span>: 16-bit like (Bfxr)</text:p>
      <text:p text:style-name="P4"/>
      <text:p text:style-name="P6"><text:soft-page-break/></text:p>
      <text:p text:style-name="P7"><text:span text:style-name="T1">Ingredients</text:span>:</text:p>
      <text:p text:style-name="P7">Water, <text:span text:style-name="T6">Chicken, </text:span><text:span text:style-name="T7">Beef,</text:span> Rice, Beans, <text:span text:style-name="T6">Carrots, Onions, Tomatoes, </text:span><text:span text:style-name="T7">Potatoes.</text:span></text:p>
      <text:p text:style-name="P7"/>
      <text:p text:style-name="P8"><text:span text:style-name="T1">Actions</text:span>:</text:p>
      <text:p text:style-name="P8">Scrape (3s), <text:span text:style-name="T8">Chop (3s), Mill (3s)</text:span> Fill with water (2s), Cook (10s), <text:span text:style-name="T7">Roast (10s).</text:span></text:p>
      <text:p text:style-name="P8"/>
      <text:p text:style-name="P6"><text:span text:style-name="T9">Recipes</text:span>:</text:p>
      <text:p text:style-name="P9"><text:span text:style-name="T7">Cooked n</text:span>oodles (12s):</text:p>
      <text:list text:style-name="L1">
        <text:list-item>
          <text:p text:style-name="P10">Fill pot with water (2s).</text:p>
        </text:list-item>
        <text:list-item>
          <text:p text:style-name="P10">Put noodles, cook (10s).</text:p>
        </text:list-item>
      </text:list>
      <text:p text:style-name="P11">Chicken broth <text:span text:style-name="T6">(</text:span><text:span text:style-name="T8">24s</text:span><text:span text:style-name="T6">)</text:span>:</text:p>
      <text:list text:style-name="L2">
        <text:list-item>
          <text:p text:style-name="P12">Scrape <text:span text:style-name="T8">and chop</text:span> carrots <text:span text:style-name="T8">and</text:span> onions <text:span text:style-name="T8">(12s)</text:span>.</text:p>
        </text:list-item>
        <text:list-item>
          <text:p text:style-name="P13"><text:span text:style-name="T10">F</text:span><text:span text:style-name="T11">ill pot with water </text:span><text:span text:style-name="T12">(2s)</text:span><text:span text:style-name="T11">.</text:span></text:p>
        </text:list-item>
        <text:list-item>
          <text:p text:style-name="P13"><text:span text:style-name="T10">P</text:span><text:span text:style-name="T11">ut chicken, </text:span><text:span text:style-name="T10">carrots and onions in pot, cook </text:span><text:span text:style-name="T12">(10s)</text:span><text:span text:style-name="T10">.</text:span></text:p>
        </text:list-item>
      </text:list>
      <text:p text:style-name="P9">Tomato paste (18s):</text:p>
      <text:list text:style-name="L3">
        <text:list-item>
          <text:p text:style-name="P14">Chop and mill tomatoes (6s).</text:p>
        </text:list-item>
        <text:list-item>
          <text:p text:style-name="P14">Fill pot with water (2s).</text:p>
        </text:list-item>
        <text:list-item>
          <text:p text:style-name="P14">Put milled tomatoes, cook (10s)</text:p>
        </text:list-item>
      </text:list>
      <text:p text:style-name="P15"/>
      <text:p text:style-name="P11">Beans &amp; Rice <text:span text:style-name="T8">(</text:span><text:span text:style-name="T7">12s-</text:span><text:span text:style-name="T8">12s)</text:span>:</text:p>
      <text:list text:style-name="L4">
        <text:list-item>
          <text:p text:style-name="P16">Fill pot with water <text:span text:style-name="T8">(2s)</text:span>.</text:p>
        </text:list-item>
        <text:list-item>
          <text:p text:style-name="P16"><text:span text:style-name="T6">Put </text:span>beans <text:span text:style-name="T8">and rice</text:span>, cook <text:span text:style-name="T8">(10s)</text:span>.</text:p>
        </text:list-item>
      </text:list>
      <text:p text:style-name="P17">Meat &amp; <text:span text:style-name="T13">Roasted </text:span>Potatoes (1<text:span text:style-name="T13">6</text:span>s-2<text:span text:style-name="T13">6</text:span>s):</text:p>
      <text:list text:style-name="L5">
        <text:list-item>
          <text:p text:style-name="P18"><text:span text:style-name="T14">Scrape and chop potatoes (6s).</text:span></text:p>
        </text:list-item>
      </text:list>
      <text:list text:style-name="L6">
        <text:list-item>
          <text:p text:style-name="P19"><text:span text:style-name="T13">Roast potatoes</text:span> (10s).</text:p>
        </text:list-item>
      </text:list>
      <text:list text:style-name="L7">
        <text:list-item>
          <text:p text:style-name="P20">Roast beef (10s).</text:p>
        </text:list-item>
      </text:list>
      <text:p text:style-name="P15">Chicken <text:span text:style-name="T7">broth</text:span> <text:span text:style-name="T8">with noodles</text:span> <text:span text:style-name="T8">(</text:span><text:span text:style-name="T7">24s-</text:span><text:span text:style-name="T8">36s)</text:span>:</text:p>
      <text:list text:style-name="L8">
        <text:list-item>
          <text:p text:style-name="P21">Make chicken broth <text:span text:style-name="T8">(24s)</text:span>.</text:p>
        </text:list-item>
        <text:list-item>
          <text:p text:style-name="P22"><text:soft-page-break/>Make <text:span text:style-name="T7">cooked </text:span>noodles (12s).</text:p>
        </text:list-item>
        <text:list-item>
          <text:p text:style-name="P22">Put <text:span text:style-name="T7">cooked </text:span>noodles in chicken broth.</text:p>
        </text:list-item>
      </text:list>
      <text:p text:style-name="P23">Tomato soup<text:span text:style-name="T6"> </text:span><text:span text:style-name="T8">with noodles (</text:span><text:span text:style-name="T7">34s-64s</text:span><text:span text:style-name="T8">)</text:span>:</text:p>
      <text:list text:style-name="L9">
        <text:list-item>
          <text:p text:style-name="P24"><text:span text:style-name="T12">Make </text:span><text:span text:style-name="T14">cooked </text:span><text:span text:style-name="T12">noodles (12s).</text:span></text:p>
        </text:list-item>
      </text:list>
      <text:list text:style-name="L10">
        <text:list-item>
          <text:p text:style-name="P25">Make tomato paste (18s).</text:p>
        </text:list-item>
        <text:list-item>
          <text:p text:style-name="P26">Make chicken broth <text:span text:style-name="T8">(24s)</text:span>.</text:p>
        </text:list-item>
        <text:list-item>
          <text:p text:style-name="P26">Put wheat and tomato <text:span text:style-name="T8">paste</text:span>, <text:span text:style-name="T8">cook (10s).</text:span></text:p>
        </text:list-item>
        <text:list-item>
          <text:p text:style-name="P25">Put <text:span text:style-name="T7">cooked </text:span>noodles in tomato sou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8T20:00:07.587421900</meta:creation-date>
    <dc:date>2025-07-19T16:13:44.926598400</dc:date>
    <meta:editing-duration>PT26M7S</meta:editing-duration>
    <meta:editing-cycles>3</meta:editing-cycles>
    <meta:generator>LibreOffice/25.2.4.3$Windows_X86_64 LibreOffice_project/33e196637044ead23f5c3226cde09b47731f7e27</meta:generator>
    <meta:document-statistic meta:table-count="0" meta:image-count="0" meta:object-count="0" meta:page-count="3" meta:paragraph-count="42" meta:word-count="495" meta:character-count="2857" meta:non-whitespace-character-count="2425"/>
  </office:meta>
</office:document-meta>
</file>